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gr16" style:family="graphic" style:parent-style-name="standard">
      <style:graphic-properties draw:fill="solid" draw:fill-color="#99ccff" draw:textarea-horizontal-align="center" draw:textarea-vertical-align="middle"/>
    </style:style>
    <style:style style:name="gr17" style:family="graphic" style:parent-style-name="objectwithoutfill">
      <style:graphic-properties draw:fill="none" draw:fill-color="#ffffff" draw:textarea-horizontal-align="center" draw:textarea-vertical-align="middle"/>
    </style:style>
    <style:style style:name="gr18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пространства</text:p>
              </text:list-item>
              <text:list-item>
                <text:p>Статическое или динамическо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Классификация задач навигации. 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Количество агентов</text:p>
              </text:list-item>
              <text:list-item>
                <text:p>Коммуникация агентов</text:p>
              </text:list-item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Ограничения памяти агента</text:p>
              </text:list-item>
              <text:list-item>
                <text:p>Число степеней свободы агент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Классификация задач навигации.<text:line-break/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</text:list-item>
              <text:list-item>
                <text:p>Кинематически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1.566cm" svg:height="1.408cm" svg:x="19.5cm" svg:y="7.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</text:p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8" draw:text-style-name="P4" draw:layer="layout" svg:x1="10.676cm" svg:y1="13.833cm" svg:x2="12.858cm" svg:y2="7.659cm">
          <text:p/>
        </draw:line>
        <draw:line draw:style-name="gr8" draw:text-style-name="P4" draw:layer="layout" svg:x1="12.858cm" svg:y1="7.567cm" svg:x2="16.014cm" svg:y2="7.52cm">
          <text:p/>
        </draw:line>
        <draw:line draw:style-name="gr8" draw:text-style-name="P4" draw:layer="layout" svg:x1="16.061cm" svg:y1="7.52cm" svg:x2="15.643cm" svg:y2="9.655cm">
          <text:p/>
        </draw:line>
        <draw:line draw:style-name="gr8" draw:text-style-name="P4" draw:layer="layout" svg:x1="15.69cm" svg:y1="9.563cm" svg:x2="20.006cm" svg:y2="15.411cm">
          <text:p/>
        </draw:line>
        <draw:line draw:style-name="gr8" draw:text-style-name="P4" draw:layer="layout" svg:x1="20.053cm" svg:y1="15.365cm" svg:x2="18.103cm" svg:y2="17.686cm">
          <text:p/>
        </draw:line>
        <draw:line draw:style-name="gr8" draw:text-style-name="P4" draw:layer="layout" svg:x1="18.01cm" svg:y1="17.732cm" svg:x2="16.247cm" svg:y2="15.736cm">
          <text:p/>
        </draw:line>
        <draw:line draw:style-name="gr8" draw:text-style-name="P4" draw:layer="layout" svg:x1="16.293cm" svg:y1="15.922cm" svg:x2="9.748cm" svg:y2="17.314cm">
          <text:p/>
        </draw:line>
        <draw:line draw:style-name="gr8" draw:text-style-name="P4" draw:layer="layout" svg:x1="9.702cm" svg:y1="17.361cm" svg:x2="8.17cm" svg:y2="14.808cm">
          <text:p/>
        </draw:line>
        <draw:line draw:style-name="gr8" draw:text-style-name="P4" draw:layer="layout" svg:x1="8.216cm" svg:y1="14.715cm" svg:x2="10.63cm" svg:y2="14.297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8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9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8" draw:text-style-name="P4" draw:layer="layout" svg:x1="11.61cm" svg:y1="13.782cm" svg:x2="13.545cm" svg:y2="11.215cm">
          <text:p/>
        </draw:line>
        <draw:line draw:style-name="gr8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8" draw:text-style-name="P4" draw:layer="layout" svg:x1="3.317cm" svg:y1="13.979cm" svg:x2="8.371cm" svg:y2="13.979cm">
          <text:p/>
        </draw:line>
        <draw:line draw:style-name="gr8" draw:text-style-name="P4" draw:layer="layout" svg:x1="8.45cm" svg:y1="14.019cm" svg:x2="8.924cm" svg:y2="11.254cm">
          <text:p/>
        </draw:line>
        <draw:line draw:style-name="gr8" draw:text-style-name="P4" draw:layer="layout" svg:x1="8.964cm" svg:y1="11.136cm" svg:x2="11.728cm" svg:y2="9.082cm">
          <text:p/>
        </draw:line>
        <draw:line draw:style-name="gr8" draw:text-style-name="P4" draw:layer="layout" svg:x1="11.768cm" svg:y1="9.043cm" svg:x2="16.388cm" svg:y2="9.833cm">
          <text:p/>
        </draw:line>
        <draw:line draw:style-name="gr8" draw:text-style-name="P4" draw:layer="layout" svg:x1="16.427cm" svg:y1="9.793cm" svg:x2="16.467cm" svg:y2="13.189cm">
          <text:p/>
        </draw:line>
        <draw:line draw:style-name="gr8" draw:text-style-name="P4" draw:layer="layout" svg:x1="16.546cm" svg:y1="13.15cm" svg:x2="18.955cm" svg:y2="14.256cm">
          <text:p/>
        </draw:line>
        <draw:line draw:style-name="gr8" draw:text-style-name="P4" draw:layer="layout" svg:x1="18.915cm" svg:y1="14.335cm" svg:x2="19.468cm" svg:y2="15.519cm">
          <text:p/>
        </draw:line>
        <draw:line draw:style-name="gr8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8" draw:text-style-name="P4" draw:layer="layout" svg:x1="3.318cm" svg:y1="13.979cm" svg:x2="8.372cm" svg:y2="13.979cm">
          <text:p/>
        </draw:line>
        <draw:line draw:style-name="gr10" draw:text-style-name="P4" draw:layer="layout" svg:x1="8.687cm" svg:y1="14.019cm" svg:x2="11.294cm" svg:y2="14.019cm">
          <text:p/>
        </draw:line>
        <draw:line draw:style-name="gr10" draw:text-style-name="P4" draw:layer="layout" svg:x1="14.255cm" svg:y1="14.019cm" svg:x2="17.889cm" svg:y2="14.059cm">
          <text:p/>
        </draw:line>
        <draw:line draw:style-name="gr8" draw:text-style-name="P4" draw:layer="layout" svg:x1="8.292cm" svg:y1="13.94cm" svg:x2="10.306cm" svg:y2="17.455cm">
          <text:p/>
        </draw:line>
        <draw:line draw:style-name="gr8" draw:text-style-name="P4" draw:layer="layout" svg:x1="10.346cm" svg:y1="17.376cm" svg:x2="11.926cm" svg:y2="16.586cm">
          <text:p/>
        </draw:line>
        <draw:line draw:style-name="gr8" draw:text-style-name="P4" draw:layer="layout" svg:x1="11.886cm" svg:y1="16.546cm" svg:x2="11.412cm" svg:y2="13.98cm">
          <text:p/>
        </draw:line>
        <draw:line draw:style-name="gr8" draw:text-style-name="P4" draw:layer="layout" svg:x1="11.491cm" svg:y1="14.019cm" svg:x2="14.058cm" svg:y2="13.98cm">
          <text:p/>
        </draw:line>
        <draw:line draw:style-name="gr8" draw:text-style-name="P4" draw:layer="layout" svg:x1="14.018cm" svg:y1="14.295cm" svg:x2="17.731cm" svg:y2="18.087cm">
          <text:p/>
        </draw:line>
        <draw:line draw:style-name="gr8" draw:text-style-name="P4" draw:layer="layout" svg:x1="17.731cm" svg:y1="18.047cm" svg:x2="20.179cm" svg:y2="17.218cm">
          <text:p/>
        </draw:line>
        <draw:line draw:style-name="gr8" draw:text-style-name="P4" draw:layer="layout" svg:x1="20.258cm" svg:y1="17.139cm" svg:x2="18.797cm" svg:y2="14.177cm">
          <text:p/>
        </draw:line>
        <draw:line draw:style-name="gr8" draw:text-style-name="P4" draw:layer="layout" svg:x1="18.678cm" svg:y1="14.217cm" svg:x2="18.125cm" svg:y2="13.98cm">
          <text:p/>
        </draw:line>
        <draw:line draw:style-name="gr8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1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</text:list-item>
            </text:list>
          </draw:text-box>
        </draw:frame>
        <draw:polygon draw:style-name="gr11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11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2" draw:text-style-name="P4" draw:layer="layout" svg:width="4.106cm" svg:height="1.776cm" svg:x="14.492cm" svg:y="12.755cm" svg:viewBox="0 0 4107 1777" draw:points="0,0 1777,1777 4107,0">
          <text:p/>
        </draw:polygon>
        <draw:polygon draw:style-name="gr13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4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2" draw:text-style-name="P4" draw:layer="layout" svg:x1="6.239cm" svg:y1="18.244cm" svg:x2="6.239cm" svg:y2="7.345cm">
          <text:p/>
        </draw:line>
        <draw:line draw:style-name="gr12" draw:text-style-name="P4" draw:layer="layout" svg:x1="8.371cm" svg:y1="9.24cm" svg:x2="8.371cm" svg:y2="7.345cm">
          <text:p/>
        </draw:line>
        <draw:line draw:style-name="gr12" draw:text-style-name="P4" draw:layer="layout" svg:x1="9.793cm" svg:y1="10.07cm" svg:x2="9.793cm" svg:y2="18.284cm">
          <text:p/>
        </draw:line>
        <draw:line draw:style-name="gr12" draw:text-style-name="P4" draw:layer="layout" svg:x1="14.137cm" svg:y1="7.384cm" svg:x2="14.137cm" svg:y2="11.491cm">
          <text:p/>
        </draw:line>
        <draw:line draw:style-name="gr12" draw:text-style-name="P4" draw:layer="layout" svg:x1="12.32cm" svg:y1="9.359cm" svg:x2="12.32cm" svg:y2="18.205cm">
          <text:p/>
        </draw:line>
        <draw:line draw:style-name="gr12" draw:text-style-name="P4" draw:layer="layout" svg:x1="16.309cm" svg:y1="14.453cm" svg:x2="16.309cm" svg:y2="12.755cm">
          <text:p/>
        </draw:line>
        <draw:line draw:style-name="gr12" draw:text-style-name="P4" draw:layer="layout" svg:x1="17.506cm" svg:y1="9.991cm" svg:x2="17.506cm" svg:y2="7.305cm">
          <text:p/>
        </draw:line>
        <draw:line draw:style-name="gr12" draw:text-style-name="P4" draw:layer="layout" svg:x1="15.248cm" svg:y1="15.63cm" svg:x2="15.248cm" svg:y2="18.249cm">
          <text:p/>
        </draw:line>
        <draw:line draw:style-name="gr12" draw:text-style-name="P4" draw:layer="layout" svg:x1="19.394cm" svg:y1="7.311cm" svg:x2="19.394cm" svg:y2="12.057cm">
          <text:p/>
        </draw:line>
        <draw:line draw:style-name="gr12" draw:text-style-name="P4" draw:layer="layout" svg:x1="19.012cm" svg:y1="18.221cm" svg:x2="19.012cm" svg:y2="14.675cm">
          <text:p/>
        </draw:line>
        <draw:line draw:style-name="gr12" draw:text-style-name="P4" draw:layer="layout" svg:x1="21.331cm" svg:y1="15.357cm" svg:x2="21.331cm" svg:y2="11.211cm">
          <text:p/>
        </draw:line>
        <draw:line draw:style-name="gr12" draw:text-style-name="P4" draw:layer="layout" svg:x1="24.664cm" svg:y1="18.278cm" svg:x2="24.664cm" svg:y2="7.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</text:list-item>
            </text:list>
          </draw:text-box>
        </draw:frame>
        <draw:polygon draw:style-name="gr3" draw:text-style-name="P4" draw:layer="layout" svg:width="7.858cm" svg:height="8.134cm" svg:x="6.278cm" svg:y="8.845cm" svg:viewBox="0 0 7859 8135" draw:points="0,8135 2093,395 7859,0 3515,1225">
          <text:p/>
        </draw:polygon>
        <draw:polygon draw:style-name="gr3" draw:text-style-name="P4" draw:layer="layout" svg:width="8.924cm" svg:height="5.607cm" svg:x="12.36cm" svg:y="10.03cm" svg:viewBox="0 0 8925 5608" draw:points="0,2370 5134,0 8925,4107 2883,5608">
          <text:p/>
        </draw:polygon>
        <draw:polygon draw:style-name="gr15" draw:text-style-name="P4" draw:layer="layout" svg:width="4.106cm" svg:height="1.776cm" svg:x="14.492cm" svg:y="12.755cm" svg:viewBox="0 0 4107 1777" draw:points="0,0 1777,1777 4107,0">
          <text:p/>
        </draw:polygon>
        <draw:polygon draw:style-name="gr16" draw:text-style-name="P4" draw:layer="layout" svg:width="5.629cm" svg:height="8.213cm" svg:x="19.034cm" svg:y="9.082cm" svg:viewBox="0 0 5630 8214" draw:points="0,8214 4423,4502 395,0 5630,11 5607,8056">
          <text:p/>
        </draw:polygon>
        <draw:polygon draw:style-name="gr17" draw:text-style-name="P4" draw:layer="layout" svg:width="24.404cm" svg:height="10.898cm" svg:x="1.737cm" svg:y="7.345cm" svg:viewBox="0 0 24405 10899" draw:points="40,0 24405,0 24405,10899 0,10899 0,0">
          <text:p/>
        </draw:polygon>
        <draw:line draw:style-name="gr15" draw:text-style-name="P4" draw:layer="layout" svg:x1="6.239cm" svg:y1="18.244cm" svg:x2="6.239cm" svg:y2="7.345cm">
          <text:p/>
        </draw:line>
        <draw:line draw:style-name="gr15" draw:text-style-name="P4" draw:layer="layout" svg:x1="8.371cm" svg:y1="9.24cm" svg:x2="8.371cm" svg:y2="7.345cm">
          <text:p/>
        </draw:line>
        <draw:line draw:style-name="gr15" draw:text-style-name="P4" draw:layer="layout" svg:x1="9.793cm" svg:y1="10.07cm" svg:x2="9.793cm" svg:y2="18.284cm">
          <text:p/>
        </draw:line>
        <draw:line draw:style-name="gr15" draw:text-style-name="P4" draw:layer="layout" svg:x1="14.137cm" svg:y1="7.384cm" svg:x2="14.137cm" svg:y2="11.491cm">
          <text:p/>
        </draw:line>
        <draw:line draw:style-name="gr15" draw:text-style-name="P4" draw:layer="layout" svg:x1="12.32cm" svg:y1="9.359cm" svg:x2="12.32cm" svg:y2="18.205cm">
          <text:p/>
        </draw:line>
        <draw:line draw:style-name="gr15" draw:text-style-name="P4" draw:layer="layout" svg:x1="16.309cm" svg:y1="14.453cm" svg:x2="16.309cm" svg:y2="12.755cm">
          <text:p/>
        </draw:line>
        <draw:line draw:style-name="gr15" draw:text-style-name="P4" draw:layer="layout" svg:x1="17.506cm" svg:y1="9.991cm" svg:x2="17.506cm" svg:y2="7.305cm">
          <text:p/>
        </draw:line>
        <draw:line draw:style-name="gr15" draw:text-style-name="P4" draw:layer="layout" svg:x1="15.248cm" svg:y1="15.63cm" svg:x2="15.248cm" svg:y2="18.249cm">
          <text:p/>
        </draw:line>
        <draw:line draw:style-name="gr15" draw:text-style-name="P4" draw:layer="layout" svg:x1="19.394cm" svg:y1="7.311cm" svg:x2="19.394cm" svg:y2="12.057cm">
          <text:p/>
        </draw:line>
        <draw:line draw:style-name="gr15" draw:text-style-name="P4" draw:layer="layout" svg:x1="19.012cm" svg:y1="18.221cm" svg:x2="19.012cm" svg:y2="14.675cm">
          <text:p/>
        </draw:line>
        <draw:line draw:style-name="gr15" draw:text-style-name="P4" draw:layer="layout" svg:x1="21.331cm" svg:y1="15.357cm" svg:x2="21.331cm" svg:y2="11.211cm">
          <text:p/>
        </draw:line>
        <draw:line draw:style-name="gr15" draw:text-style-name="P4" draw:layer="layout" svg:x1="24.664cm" svg:y1="18.278cm" svg:x2="24.664cm" svg:y2="7.36cm">
          <text:p/>
        </draw:line>
        <draw:custom-shape draw:style-name="gr18" draw:text-style-name="P4" draw:layer="layout" svg:width="0.584cm" svg:height="0.584cm" svg:x="3.771cm" svg:y="1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45cm" svg:y="11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5.932cm" svg:y="1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9.49cm" svg:y="1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8.061cm" svg:y="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2.015cm" svg:y="15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6.029cm" svg:y="1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4.934cm" svg:y="16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4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3.839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7.184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61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9.102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84cm" svg:height="0.584cm" svg:x="20.984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1.018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36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18.707cm" svg:y="17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1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84cm" svg:height="0.584cm" svg:x="24.362cm" svg:y="8.0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0.584cm" svg:height="0.584cm" svg:x="6.984cm" svg:y="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7.923cm" svg:y="15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0.786cm" svg:y="1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0.846cm" svg:y="7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5.439cm" svg:y="8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8.106cm" svg:y="8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21.79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25.14cm" svg:y="1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21.521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6.837cm" svg:y="1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3.401cm" svg:y="1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2.923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6.872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5.374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21.83cm" svg:y="1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20.134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584cm" svg:height="0.584cm" svg:x="19.834cm" svg:y="1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4" draw:layer="layout" svg:x1="4.365cm" svg:y1="12.956cm" svg:x2="6.11cm" svg:y2="12.11cm">
          <text:p/>
        </draw:line>
        <draw:line draw:style-name="gr20" draw:text-style-name="P4" draw:layer="layout" svg:x1="4.201cm" svg:y1="13.338cm" svg:x2="6.192cm" svg:y2="17.593cm">
          <text:p/>
        </draw:line>
        <draw:line draw:style-name="gr20" draw:text-style-name="P4" draw:layer="layout" svg:x1="6.301cm" svg:y1="17.648cm" svg:x2="7.987cm" svg:y2="16.345cm">
          <text:p/>
        </draw:line>
        <draw:line draw:style-name="gr20" draw:text-style-name="P4" draw:layer="layout" svg:x1="8.456cm" svg:y1="15.902cm" svg:x2="9.765cm" svg:y2="13.883cm">
          <text:p/>
        </draw:line>
        <draw:line draw:style-name="gr20" draw:text-style-name="P4" draw:layer="layout" svg:x1="7.174cm" svg:y1="9.792cm" svg:x2="6.274cm" svg:y2="12.083cm">
          <text:p/>
        </draw:line>
        <draw:line draw:style-name="gr20" draw:text-style-name="P4" draw:layer="layout" svg:x1="7.474cm" svg:y1="9.328cm" svg:x2="8.32cm" svg:y2="8.346cm">
          <text:p/>
        </draw:line>
        <draw:line draw:style-name="gr20" draw:text-style-name="P4" draw:layer="layout" svg:x1="10.829cm" svg:y1="8.264cm" svg:x2="8.456cm" svg:y2="8.319cm">
          <text:p/>
        </draw:line>
        <draw:line draw:style-name="gr20" draw:text-style-name="P4" draw:layer="layout" svg:x1="11.456cm" svg:y1="8.264cm" svg:x2="14.13cm" svg:y2="8.074cm">
          <text:p/>
        </draw:line>
        <draw:line draw:style-name="gr20" draw:text-style-name="P4" draw:layer="layout" svg:x1="10.775cm" svg:y1="13.911cm" svg:x2="9.82cm" svg:y2="13.883cm">
          <text:p/>
        </draw:line>
        <draw:line draw:style-name="gr20" draw:text-style-name="P4" draw:layer="layout" svg:x1="11.102cm" svg:y1="13.665cm" svg:x2="12.329cm" svg:y2="10.774cm">
          <text:p/>
        </draw:line>
        <draw:line draw:style-name="gr20" draw:text-style-name="P4" draw:layer="layout" svg:x1="12.929cm" svg:y1="10.61cm" svg:x2="12.329cm" svg:y2="10.856cm">
          <text:p/>
        </draw:line>
        <draw:line draw:style-name="gr20" draw:text-style-name="P4" draw:layer="layout" svg:x1="13.502cm" svg:y1="10.365cm" svg:x2="14.048cm" svg:y2="10.174cm">
          <text:p/>
        </draw:line>
        <draw:line draw:style-name="gr20" draw:text-style-name="P4" draw:layer="layout" svg:x1="15.521cm" svg:y1="9.219cm" svg:x2="14.239cm" svg:y2="10.147cm">
          <text:p/>
        </draw:line>
        <draw:line draw:style-name="gr20" draw:text-style-name="P4" draw:layer="layout" svg:x1="15.493cm" svg:y1="8.865cm" svg:x2="14.239cm" svg:y2="8.074cm">
          <text:p/>
        </draw:line>
        <draw:line draw:style-name="gr20" draw:text-style-name="P4" draw:layer="layout" svg:x1="16.012cm" svg:y1="8.946cm" svg:x2="17.485cm" svg:y2="8.619cm">
          <text:p/>
        </draw:line>
        <draw:line draw:style-name="gr20" draw:text-style-name="P4" draw:layer="layout" svg:x1="18.167cm" svg:y1="8.81cm" svg:x2="17.539cm" svg:y2="8.619cm">
          <text:p/>
        </draw:line>
        <draw:line draw:style-name="gr20" draw:text-style-name="P4" draw:layer="layout" svg:x1="18.576cm" svg:y1="8.755cm" svg:x2="19.367cm" svg:y2="8.319cm">
          <text:p/>
        </draw:line>
        <draw:line draw:style-name="gr20" draw:text-style-name="P4" draw:layer="layout" svg:x1="18.576cm" svg:y1="9.219cm" svg:x2="19.449cm" svg:y2="10.638cm">
          <text:p/>
        </draw:line>
        <draw:line draw:style-name="gr20" draw:text-style-name="P4" draw:layer="layout" svg:x1="20.185cm" svg:y1="11.51cm" svg:x2="19.476cm" svg:y2="10.692cm">
          <text:p/>
        </draw:line>
        <draw:line draw:style-name="gr20" draw:text-style-name="P4" draw:layer="layout" svg:x1="20.676cm" svg:y1="11.947cm" svg:x2="21.249cm" svg:y2="12.82cm">
          <text:p/>
        </draw:line>
        <draw:line draw:style-name="gr15" draw:text-style-name="P4" draw:layer="layout" svg:x1="21.876cm" svg:y1="13.256cm" svg:x2="21.331cm" svg:y2="12.82cm">
          <text:p/>
        </draw:line>
        <draw:line draw:style-name="gr20" draw:text-style-name="P4" draw:layer="layout" svg:x1="21.903cm" svg:y1="13.583cm" svg:x2="21.303cm" svg:y2="14.702cm">
          <text:p/>
        </draw:line>
        <draw:line draw:style-name="gr20" draw:text-style-name="P4" draw:layer="layout" svg:x1="20.376cm" svg:y1="15.22cm" svg:x2="21.222cm" svg:y2="14.784cm">
          <text:p/>
        </draw:line>
        <draw:line draw:style-name="gr20" draw:text-style-name="P4" draw:layer="layout" svg:x1="19.912cm" svg:y1="15.547cm" svg:x2="19.039cm" svg:y2="15.929cm">
          <text:p/>
        </draw:line>
        <draw:line draw:style-name="gr20" draw:text-style-name="P4" draw:layer="layout" svg:x1="16.966cm" svg:y1="13.338cm" svg:x2="16.448cm" svg:y2="13.529cm">
          <text:p/>
        </draw:line>
        <draw:line draw:style-name="gr20" draw:text-style-name="P4" draw:layer="layout" svg:x1="15.875cm" svg:y1="13.42cm" svg:x2="16.257cm" svg:y2="13.529cm">
          <text:p/>
        </draw:line>
        <draw:line draw:style-name="gr20" draw:text-style-name="P4" draw:layer="layout" svg:x1="11.156cm" svg:y1="14.238cm" svg:x2="12.302cm" svg:y2="16.038cm">
          <text:p/>
        </draw:line>
        <draw:line draw:style-name="gr20" draw:text-style-name="P4" draw:layer="layout" svg:x1="13.339cm" svg:y1="16.257cm" svg:x2="12.302cm" svg:y2="15.984cm">
          <text:p/>
        </draw:line>
        <draw:line draw:style-name="gr20" draw:text-style-name="P4" draw:layer="layout" svg:x1="13.993cm" svg:y1="16.366cm" svg:x2="15.166cm" svg:y2="16.966cm">
          <text:p/>
        </draw:line>
        <draw:line draw:style-name="gr20" draw:text-style-name="P4" draw:layer="layout" svg:x1="16.83cm" svg:y1="16.884cm" svg:x2="15.302cm" svg:y2="17.02cm">
          <text:p/>
        </draw:line>
        <draw:line draw:style-name="gr20" draw:text-style-name="P4" draw:layer="layout" svg:x1="17.376cm" svg:y1="16.748cm" svg:x2="18.985cm" svg:y2="15.957cm">
          <text:p/>
        </draw:line>
        <draw:line draw:style-name="gr20" draw:text-style-name="P4" draw:layer="layout" svg:x1="17.321cm" svg:y1="17.02cm" svg:x2="19.039cm" svg:y2="17.839cm">
          <text:p/>
        </draw:line>
        <draw:line draw:style-name="gr20" draw:text-style-name="P4" draw:layer="layout" svg:x1="21.549cm" svg:y1="17.757cm" svg:x2="18.985cm" svg:y2="17.757cm">
          <text:p/>
        </draw:line>
        <draw:line draw:style-name="gr20" draw:text-style-name="P4" draw:layer="layout" svg:x1="22.094cm" svg:y1="17.675cm" svg:x2="24.658cm" svg:y2="17.702cm">
          <text:p/>
        </draw:line>
        <draw:line draw:style-name="gr20" draw:text-style-name="P4" draw:layer="layout" svg:x1="25.312cm" svg:y1="12.956cm" svg:x2="24.712cm" svg:y2="17.729cm">
          <text:p/>
        </draw:line>
        <draw:line draw:style-name="gr20" draw:text-style-name="P4" draw:layer="layout" svg:x1="25.367cm" svg:y1="12.438cm" svg:x2="24.794cm" svg:y2="8.428cm">
          <text:p/>
        </draw:line>
        <draw:line draw:style-name="gr20" draw:text-style-name="P4" draw:layer="layout" svg:x1="22.339cm" svg:y1="8.401cm" svg:x2="24.63cm" svg:y2="8.319cm">
          <text:p/>
        </draw:line>
        <draw:line draw:style-name="gr20" draw:text-style-name="P4" draw:layer="layout" svg:x1="21.794cm" svg:y1="8.374cm" svg:x2="19.557cm" svg:y2="8.29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3.90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</text:list>
          </draw:text-box>
        </draw:frame>
        <draw:polygon draw:style-name="gr13" draw:text-style-name="P4" draw:layer="layout" svg:width="10.119cm" svg:height="4.919cm" svg:x="7.612cm" svg:y="9.609cm" svg:viewBox="0 0 10120 4920" draw:points="0,4920 4271,0 10120,4827 4364,1578">
          <text:p/>
        </draw:polygon>
        <draw:polygon draw:style-name="gr13" draw:text-style-name="P4" draw:layer="layout" svg:width="4.966cm" svg:height="3.852cm" svg:x="9.562cm" svg:y="12.858cm" svg:viewBox="0 0 4967 3853" draw:points="2460,0 0,3853 4967,3574">
          <text:p/>
        </draw:polygon>
        <draw:polygon draw:style-name="gr14" draw:text-style-name="P4" draw:layer="layout" svg:width="23.951cm" svg:height="9.933cm" svg:x="2.042cm" svg:y="8.866cm" svg:viewBox="0 0 23952 9934" draw:points="0,93 23952,93 23952,9934 93,9934 93,0">
          <text:p/>
        </draw:polygon>
        <draw:custom-shape draw:style-name="gr21" draw:text-style-name="P4" draw:layer="layout" svg:width="0.604cm" svg:height="0.604cm" svg:x="1.836cm" svg:y="8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0.604cm" svg:height="0.604cm" svg:x="7.242cm" svg:y="14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11.613cm" svg:y="9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11.651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17.315cm" svg:y="1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25.717cm" svg:y="8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0.604cm" svg:height="0.604cm" svg:x="25.671cm" svg:y="1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14.158cm" svg:y="1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9.239cm" svg:y="1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604cm" svg:height="0.604cm" svg:x="1.804cm" svg:y="18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2.089cm" svg:y1="18.892cm" svg:x2="7.52cm" svg:y2="14.621cm">
          <text:p/>
        </draw:line>
        <draw:line draw:style-name="gr12" draw:text-style-name="P4" draw:layer="layout" svg:x1="7.473cm" svg:y1="14.668cm" svg:x2="2.042cm" svg:y2="8.958cm">
          <text:p/>
        </draw:line>
        <draw:line draw:style-name="gr12" draw:text-style-name="P4" draw:layer="layout" svg:x1="2.089cm" svg:y1="18.845cm" svg:x2="12.022cm" svg:y2="9.422cm">
          <text:p/>
        </draw:line>
        <draw:line draw:style-name="gr12" draw:text-style-name="P4" draw:layer="layout" svg:x1="2.228cm" svg:y1="18.892cm" svg:x2="11.883cm" svg:y2="11.279cm">
          <text:p/>
        </draw:line>
        <draw:line draw:style-name="gr12" draw:text-style-name="P4" draw:layer="layout" svg:x1="9.655cm" svg:y1="16.803cm" svg:x2="2.135cm" svg:y2="18.845cm">
          <text:p/>
        </draw:line>
        <draw:custom-shape draw:style-name="gr21" draw:text-style-name="P4" draw:layer="layout" svg:width="0.604cm" svg:height="0.604cm" svg:x="11.698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2.135cm" svg:y1="18.985cm" svg:x2="12.022cm" svg:y2="12.997cm">
          <text:p/>
        </draw:line>
        <draw:line draw:style-name="gr12" draw:text-style-name="P4" draw:layer="layout" svg:x1="2.089cm" svg:y1="9.005cm" svg:x2="12.115cm" svg:y2="9.515cm">
          <text:p/>
        </draw:line>
        <draw:line draw:style-name="gr12" draw:text-style-name="P4" draw:layer="layout" svg:x1="7.52cm" svg:y1="14.668cm" svg:x2="9.655cm" svg:y2="16.803cm">
          <text:p/>
        </draw:line>
        <draw:line draw:style-name="gr12" draw:text-style-name="P4" draw:layer="layout" svg:x1="11.883cm" svg:y1="12.997cm" svg:x2="7.566cm" svg:y2="14.714cm">
          <text:p/>
        </draw:line>
        <draw:line draw:style-name="gr12" draw:text-style-name="P4" draw:layer="layout" svg:x1="9.562cm" svg:y1="16.803cm" svg:x2="12.022cm" svg:y2="11.279cm">
          <text:p/>
        </draw:line>
        <draw:line draw:style-name="gr12" draw:text-style-name="P4" draw:layer="layout" svg:x1="25.901cm" svg:y1="18.799cm" svg:x2="9.376cm" svg:y2="16.896cm">
          <text:p/>
        </draw:line>
        <draw:line draw:style-name="gr12" draw:text-style-name="P4" draw:layer="layout" svg:x1="11.976cm" svg:y1="12.857cm" svg:x2="11.929cm" svg:y2="11.186cm">
          <text:p/>
        </draw:line>
        <draw:line draw:style-name="gr12" draw:text-style-name="P4" draw:layer="layout" svg:x1="17.824cm" svg:y1="14.482cm" svg:x2="11.976cm" svg:y2="13.09cm">
          <text:p/>
        </draw:line>
        <draw:line draw:style-name="gr12" draw:text-style-name="P4" draw:layer="layout" svg:x1="11.976cm" svg:y1="9.515cm" svg:x2="26.18cm" svg:y2="9.098cm">
          <text:p/>
        </draw:line>
        <draw:line draw:style-name="gr12" draw:text-style-name="P4" draw:layer="layout" svg:x1="12.069cm" svg:y1="11.279cm" svg:x2="14.529cm" svg:y2="16.478cm">
          <text:p/>
        </draw:line>
        <draw:line draw:style-name="gr12" draw:text-style-name="P4" draw:layer="layout" svg:x1="14.529cm" svg:y1="16.385cm" svg:x2="17.685cm" svg:y2="14.436cm">
          <text:p/>
        </draw:line>
        <draw:line draw:style-name="gr12" draw:text-style-name="P4" draw:layer="layout" svg:x1="25.994cm" svg:y1="18.66cm" svg:x2="14.343cm" svg:y2="16.664cm">
          <text:p/>
        </draw:line>
        <draw:line draw:style-name="gr12" draw:text-style-name="P4" draw:layer="layout" svg:x1="1.949cm" svg:y1="19.031cm" svg:x2="14.575cm" svg:y2="16.617cm">
          <text:p/>
        </draw:line>
        <draw:line draw:style-name="gr12" draw:text-style-name="P4" draw:layer="layout" svg:x1="17.592cm" svg:y1="14.436cm" svg:x2="25.901cm" svg:y2="18.567cm">
          <text:p/>
        </draw:line>
        <draw:line draw:style-name="gr12" draw:text-style-name="P4" draw:layer="layout" svg:x1="26.18cm" svg:y1="9.144cm" svg:x2="17.685cm" svg:y2="14.389cm">
          <text:p/>
        </draw:line>
        <draw:line draw:style-name="gr12" draw:text-style-name="P4" draw:layer="layout" svg:x1="26.04cm" svg:y1="18.753cm" svg:x2="12.022cm" svg:y2="13.044cm">
          <text:p/>
        </draw:line>
        <draw:line draw:style-name="gr12" draw:text-style-name="P4" draw:layer="layout" svg:x1="11.929cm" svg:y1="9.377cm" svg:x2="26.18cm" svg:y2="18.707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163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</text:p>
              </text:list-item>
            </text:list>
          </draw:text-box>
        </draw:frame>
        <draw:polygon draw:style-name="gr16" draw:text-style-name="P4" draw:layer="layout" svg:width="10.119cm" svg:height="4.919cm" svg:x="7.613cm" svg:y="9.61cm" svg:viewBox="0 0 10120 4920" draw:points="0,4920 4271,0 10120,4827 4364,1578">
          <text:p/>
        </draw:polygon>
        <draw:polygon draw:style-name="gr16" draw:text-style-name="P4" draw:layer="layout" svg:width="4.966cm" svg:height="3.852cm" svg:x="9.563cm" svg:y="12.859cm" svg:viewBox="0 0 4967 3853" draw:points="2460,0 0,3853 4967,3574">
          <text:p/>
        </draw:polygon>
        <draw:polygon draw:style-name="gr17" draw:text-style-name="P4" draw:layer="layout" svg:width="23.951cm" svg:height="9.933cm" svg:x="2.043cm" svg:y="8.867cm" svg:viewBox="0 0 23952 9934" draw:points="0,93 23952,93 23952,9934 93,9934 93,0">
          <text:p/>
        </draw:polygon>
        <draw:line draw:style-name="gr15" draw:text-style-name="P4" draw:layer="layout" svg:x1="2.09cm" svg:y1="18.893cm" svg:x2="7.521cm" svg:y2="14.622cm">
          <text:p/>
        </draw:line>
        <draw:line draw:style-name="gr15" draw:text-style-name="P4" draw:layer="layout" svg:x1="9.656cm" svg:y1="16.804cm" svg:x2="2.136cm" svg:y2="18.846cm">
          <text:p/>
        </draw:line>
        <draw:line draw:style-name="gr15" draw:text-style-name="P4" draw:layer="layout" svg:x1="11.977cm" svg:y1="12.858cm" svg:x2="11.93cm" svg:y2="11.187cm">
          <text:p/>
        </draw:line>
        <draw:line draw:style-name="gr12" draw:text-style-name="P4" draw:layer="layout" svg:x1="26.04cm" svg:y1="18.892cm" svg:x2="14.529cm" svg:y2="16.525cm">
          <text:p/>
        </draw:line>
        <draw:polygon draw:style-name="gr22" draw:text-style-name="P4" draw:layer="layout" svg:width="9.961cm" svg:height="9.614cm" draw:transform="rotate (1.56137154883383) translate (2.08827495683769cm 18.8299271910277cm)" svg:viewBox="0 0 9962 9615" draw:points="77,4531 9918,4532 9962,14140 9299,14146 4312,10031 0,4539">
          <text:p/>
        </draw:polygon>
        <draw:polygon draw:style-name="gr23" draw:text-style-name="P4" draw:layer="layout" svg:width="12.385cm" svg:height="3.011cm" draw:transform="rotate (0.664970445009714) translate (2.1185509361219cm 18.8047613129551cm)" svg:viewBox="0 0 12386 3012" draw:points="0,32286 7073,32286 12386,32305 11396,33624 7086,35223 16,32211">
          <text:p/>
        </draw:polygon>
        <draw:polygon draw:style-name="gr23" draw:text-style-name="P4" draw:layer="layout" svg:width="10.113cm" svg:height="14.154cm" draw:transform="rotate (-1.56032435128264) translate (25.9403690333521cm 8.75077037563574cm)" svg:viewBox="0 0 10114 14155" draw:points="251,-51695 10114,-51694 5525,-43324 620,-37602 0,-37539 217,-51661">
          <text:p/>
        </draw:polygon>
        <draw:polygon draw:style-name="gr23" draw:text-style-name="P4" draw:layer="layout" svg:width="22.965cm" svg:height="6.324cm" draw:transform="rotate (0.267384441405481) translate (2.1220812614484cm 18.7974432373118cm)" svg:viewBox="0 0 22966 6325" draw:points="0,37414 7802,37414 12656,38423 22966,43705 9,37380">
          <text:p/>
        </draw:polygon>
        <draw:polygon draw:style-name="gr23" draw:text-style-name="P4" draw:layer="layout" svg:width="15.896cm" svg:height="3.467cm" draw:transform="rotate (-0.487819525932323) translate (11.992cm 11.236cm)" svg:viewBox="0 0 15897 3468" draw:points="6367,8732 15897,8732 4680,12077 773,10066 0,8609 6399,8793">
          <text:p/>
        </draw:polygon>
        <draw:custom-shape draw:style-name="gr24" draw:text-style-name="P4" draw:id="id1" draw:layer="layout" svg:width="0.756cm" svg:height="0.756cm" svg:x="5.395cm" svg:y="11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id="id5" draw:layer="layout" svg:width="0.756cm" svg:height="0.756cm" svg:x="19.77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id="id4" draw:layer="layout" svg:width="0.756cm" svg:height="0.756cm" svg:x="15.685cm" svg:y="14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id="id2" draw:layer="layout" svg:width="0.756cm" svg:height="0.756cm" svg:x="8.126cm" svg:y="15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id="id3" draw:layer="layout" svg:width="0.756cm" svg:height="0.756cm" svg:x="12.148cm" svg:y="17.4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4" draw:layer="layout" draw:type="curve" svg:x1="5.773cm" svg:y1="12.267cm" svg:x2="8.126cm" svg:y2="15.616cm" draw:start-shape="id1" draw:start-glue-point="8" draw:end-shape="id2" draw:end-glue-point="6" svg:d="m5773 12267c0 2233 784 3349 2353 3349">
          <text:p/>
        </draw:connector>
        <draw:connector draw:style-name="gr26" draw:text-style-name="P4" draw:layer="layout" draw:type="curve" svg:x1="12.148cm" svg:y1="17.786cm" svg:x2="8.504cm" svg:y2="15.994cm" draw:start-shape="id3" draw:start-glue-point="6" draw:end-shape="id2" draw:end-glue-point="8" svg:d="m12148 17786c-2430 0-3644-597-3644-1792">
          <text:p/>
        </draw:connector>
        <draw:connector draw:style-name="gr26" draw:text-style-name="P4" draw:layer="layout" draw:type="curve" svg:x1="12.904cm" svg:y1="17.786cm" svg:x2="16.063cm" svg:y2="15.684cm" draw:start-shape="id3" draw:start-glue-point="10" draw:end-shape="id4" draw:end-glue-point="8" svg:d="m12904 17786c2106 0 3159-700 3159-2102">
          <text:p/>
        </draw:connector>
        <draw:connector draw:style-name="gr26" draw:text-style-name="P4" draw:layer="layout" draw:type="curve" draw:line-skew="-1.353cm" svg:x1="8.772cm" svg:y1="15.348cm" svg:x2="16.063cm" svg:y2="14.928cm" draw:start-shape="id2" draw:start-glue-point="11" draw:end-shape="id4" draw:end-glue-point="4" svg:d="m8772 15348c0-3484 7291-3274 7291-420">
          <text:p/>
        </draw:connector>
        <draw:connector draw:style-name="gr27" draw:text-style-name="P4" draw:layer="layout" draw:type="curve" svg:x1="16.441cm" svg:y1="15.306cm" svg:x2="20.152cm" svg:y2="12.386cm" draw:start-shape="id4" draw:start-glue-point="10" draw:end-shape="id5" draw:end-glue-point="8" svg:d="m16441 15306c2474 0 3711-973 3711-2920">
          <text:p/>
        </draw:connector>
        <draw:connector draw:style-name="gr26" draw:text-style-name="P4" draw:layer="layout" draw:type="curve" draw:line-skew="-1.55cm" svg:x1="5.773cm" svg:y1="11.511cm" svg:x2="20.152cm" svg:y2="11.63cm" draw:start-shape="id1" draw:start-glue-point="4" draw:end-shape="id5" draw:end-glue-point="4" svg:d="m5773 11511c0-3150 14379-3209 14379 119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28" draw:text-style-name="P5" draw:layer="layout" svg:width="2.5cm" svg:height="1.987cm" svg:x="2.604cm" svg:y="11.215cm">
          <draw:text-box>
            <text:p text:style-name="P5"><text:span text:style-name="T6">A</text:span></text:p>
          </draw:text-box>
        </draw:frame>
        <draw:custom-shape draw:style-name="gr21" draw:text-style-name="P4" draw:layer="layout" svg:width="0.5cm" svg:height="0.5cm" svg:x="3.104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5" draw:layer="layout" svg:width="2.5cm" svg:height="1.987cm" svg:x="23.401cm" svg:y="9.156cm">
          <draw:text-box>
            <text:p text:style-name="P5"><text:span text:style-name="T6">B</text:span></text:p>
          </draw:text-box>
        </draw:frame>
        <draw:custom-shape draw:style-name="gr21" draw:text-style-name="P4" draw:layer="layout" svg:width="0.5cm" svg:height="0.5cm" svg:x="22.501cm" svg:y="1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4" draw:layer="layout" svg:width="3.666cm" svg:height="3.527cm" svg:x="11.047cm" svg:y="11.93cm" svg:viewBox="0 0 3667 3528" draw:points="0,3528 2043,0 3667,3388">
          <text:p/>
        </draw:polygon>
        <draw:line draw:style-name="gr29" draw:text-style-name="P4" draw:layer="layout" svg:x1="13.043cm" svg:y1="11.744cm" svg:x2="13.043cm" svg:y2="9.052cm">
          <text:p/>
        </draw:line>
        <draw:line draw:style-name="gr29" draw:text-style-name="P4" draw:layer="layout" svg:x1="10.862cm" svg:y1="15.736cm" svg:x2="8.587cm" svg:y2="17.732cm">
          <text:p/>
        </draw:line>
        <draw:line draw:style-name="gr29" draw:text-style-name="P4" draw:layer="layout" svg:x1="14.9cm" svg:y1="15.458cm" svg:x2="17.267cm" svg:y2="17.918cm">
          <text:p/>
        </draw:line>
        <draw:line draw:style-name="gr29" draw:text-style-name="P4" draw:layer="layout" svg:x1="12.997cm" svg:y1="15.783cm" svg:x2="12.997cm" svg:y2="18.521cm">
          <text:p/>
        </draw:line>
        <draw:line draw:style-name="gr29" draw:text-style-name="P4" draw:layer="layout" svg:x1="14.807cm" svg:y1="13.044cm" svg:x2="17.314cm" svg:y2="11.698cm">
          <text:p/>
        </draw:line>
        <draw:line draw:style-name="gr29" draw:text-style-name="P4" draw:layer="layout" svg:x1="11.372cm" svg:y1="13.694cm" svg:x2="9.005cm" svg:y2="11.883cm">
          <text:p/>
        </draw:line>
        <draw:line draw:style-name="gr29" draw:text-style-name="P4" draw:layer="layout" svg:x1="18.103cm" svg:y1="14.065cm" svg:x2="21.816cm" svg:y2="14.111cm">
          <text:p/>
        </draw:line>
        <draw:line draw:style-name="gr29" draw:text-style-name="P4" draw:layer="layout" svg:x1="22.784cm" svg:y1="8.334cm" svg:x2="22.784cm" svg:y2="12.976cm">
          <text:p/>
        </draw:line>
        <draw:line draw:style-name="gr29" draw:text-style-name="P4" draw:layer="layout" svg:x1="27.115cm" svg:y1="13.879cm" svg:x2="23.587cm" svg:y2="13.879cm">
          <text:p/>
        </draw:line>
        <draw:line draw:style-name="gr29" draw:text-style-name="P4" draw:layer="layout" svg:x1="22.884cm" svg:y1="18.939cm" svg:x2="22.77cm" svg:y2="15.04cm">
          <text:p/>
        </draw:line>
        <draw:line draw:style-name="gr29" draw:text-style-name="P4" draw:layer="layout" svg:x1="19.017cm" svg:y1="17.925cm" svg:x2="22.173cm" svg:y2="14.768cm">
          <text:p/>
        </draw:line>
        <draw:line draw:style-name="gr29" draw:text-style-name="P4" draw:layer="layout" svg:x1="18.931cm" svg:y1="10.166cm" svg:x2="22.041cm" svg:y2="13.183cm">
          <text:p/>
        </draw:line>
        <draw:line draw:style-name="gr29" draw:text-style-name="P4" draw:layer="layout" svg:x1="26.822cm" svg:y1="9.887cm" svg:x2="23.712cm" svg:y2="13.137cm">
          <text:p/>
        </draw:line>
        <draw:line draw:style-name="gr29" draw:text-style-name="P4" draw:layer="layout" svg:x1="26.683cm" svg:y1="18.011cm" svg:x2="23.62cm" svg:y2="14.808cm">
          <text:p/>
        </draw:line>
        <draw:path draw:style-name="gr30" draw:text-style-name="P4" draw:layer="layout" svg:width="19.262cm" svg:height="3.4cm" draw:transform="rotate (0.0169296937443418) translate (3.38058026386593cm 10.8048522611062cm)" svg:viewBox="0 0 19263 3401" svg:d="m0 24936c2785 0 4185-441 6814-2113s3875-1282 6544 111 5905 2188 5905 2188">
          <text:p/>
        </draw:path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навигации в 2D агентом-материальной точкой</text:p>
                <text:list>
                  <text:list-item>
                    <text:p>Ориентированные на агента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7.686cm" svg:x="1.4cm" svg:y="0.962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4H48M14S</meta:editing-duration>
    <meta:editing-cycles>131</meta:editing-cycles>
    <dc:date>2010-10-23T10:02:16</dc:date>
    <dc:creator>Vladimir Rutsky</dc:creator>
    <meta:generator>OpenOffice.org/3.2$Unix OpenOffice.org_project/320m12$Build-9483</meta:generator>
    <meta:document-statistic meta:object-count="372"/>
  </office:meta>
</office:document-meta>
</file>

<file path=Object 1/content.xml><?xml version="1.0" encoding="utf-8"?>
<math xmlns="http://www.w3.org/1998/Math/MathML">
  <semantics>
    <msup>
      <mi>N</mi>
      <mn>2</mn>
    </msup>
    <annotation encoding="StarMath 5.0">N^2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